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delta="http://www.deltaxml.com/ns/track-changes/delta-namespace" office:version="1.2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delta:tracked-changes>
        <delta:change-transaction delta:change-id="ct1">
          <delta:change-info>
            <dc:creator>John Smith</dc:creator>
            <dc:date>2010-06-23T10:00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dded List Item</text:h>
      <text:p text:style-name="Text_20_body">In this example, the following list will have an item added to the end of it.</text:p>
      <text:list text:style-name="L1">
        <text:list-item>
          <text:p text:style-name="P1">This is item 1</text:p>
        </text:list-item>
        <text:list-item>
          <text:p text:style-name="P1">This is item 2</text:p>
        </text:list-item>
        <text:list-item delta:insertion-change-idref="ct1" delta:insertion-type="insert-with-content">
          <text:p text:style-name="P1">This is item 3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Mitchell</meta:initial-creator>
    <meta:creation-date>2010-06-24T11:29:39</meta:creation-date>
    <dc:date>2010-06-24T11:30:31</dc:date>
    <dc:creator>Tristan Mitchell</dc:creator>
    <meta:editing-duration>PT00H00M46S</meta:editing-duration>
    <meta:editing-cycles>1</meta:editing-cycles>
    <meta:generator>OpenOffice.org/3.2$Unix OpenOffice.org_project/320m18$Build-9502</meta:generator>
    <meta:document-statistic meta:table-count="0" meta:image-count="0" meta:object-count="0" meta:page-count="1" meta:paragraph-count="5" meta:word-count="34" meta:character-count="140"/>
  </office:meta>
</office:document-meta>
</file>